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ZskQbSDQaqC2jMzLAWM4zJvG6L3FhE3VTNj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11:15:29.108092281</meta:creation-date>
    <dc:date>2026-03-17T11:18:27.251778096</dc:date>
    <meta:editing-duration>PT2M58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